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Gentium" svg:font-family="Gentium" style:font-adornments="Italic" style:font-pitch="variable"/>
    <style:font-face style:name="URW Palladio L" svg:font-family="'URW Palladio L'" style:font-adornments="Italic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77cm"/>
    </style:style>
    <style:style style:name="gr2" style:family="graphic" style:parent-style-name="standard">
      <style:graphic-properties draw:stroke="none" draw:fill="none" fo:min-height="2.804cm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standard">
      <style:graphic-properties draw:stroke="none" svg:stroke-color="#c5000b"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7.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1.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285cm" style:use-optimal-column-width="false"/>
    </style:style>
    <style:style style:name="co2" style:family="table-column">
      <style:table-column-properties style:column-width="7.051cm" style:use-optimal-column-width="false"/>
    </style:style>
    <style:style style:name="co3" style:family="table-column">
      <style:table-column-properties style:column-width="10.613cm" style:use-optimal-column-width="false"/>
    </style:style>
    <style:style style:name="ro1" style:family="table-row">
      <style:table-row-properties style:row-height="3.474cm"/>
    </style:style>
    <style:style style:name="ro2" style:family="table-row">
      <style:table-row-properties style:row-height="1.351cm"/>
    </style:style>
    <style:style style:name="ro3" style:family="table-row">
      <style:table-row-properties style:row-height="1.366cm"/>
    </style:style>
    <style:style style:name="ce1" style:family="table-cell">
      <style:graphic-properties style:repeat="repeat"/>
      <style:paragraph-properties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paragraph-properties fo:margin-top="0cm" fo:margin-bottom="0cm"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end" style:text-autospace="none"/>
      <style:text-properties fo:font-size="24pt" style:font-size-asian="24pt" style:font-size-complex="24pt"/>
    </style:style>
    <style:style style:name="ce4" style:family="table-cell">
      <style:graphic-properties style:repeat="repeat"/>
      <style:paragraph-properties style:text-autospace="none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style:font-name="Droid Sans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top="0cm" fo:margin-bottom="0cm"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end" style:text-autospace="none"/>
      <style:text-properties fo:font-size="24pt" style:font-size-asian="24pt" style:font-size-complex="24pt"/>
    </style:style>
    <style:style style:name="P6" style:family="paragraph">
      <style:paragraph-properties style:text-autospace="none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top="0.512cm" fo:margin-bottom="0.512cm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color="#ffffff" fo:font-size="54pt" fo:font-weight="bold" style:font-size-asian="54pt" style:font-weight-asian="bold" style:font-size-complex="54pt" style:font-weight-complex="bold"/>
    </style:style>
    <style:style style:name="P10" style:family="paragraph">
      <style:text-properties style:font-name="Droid Sans" fo:font-size="40pt" style:font-size-asian="40pt" style:font-size-complex="40pt"/>
    </style:style>
    <style:style style:name="T1" style:family="text">
      <style:text-properties style:font-name="Droid Sans" fo:font-size="80pt" style:font-size-asian="80pt" style:font-size-complex="80pt"/>
    </style:style>
    <style:style style:name="T2" style:family="text">
      <style:text-properties style:font-name="Droid Sans" fo:font-size="54pt" style:font-size-asian="54pt" style:font-size-complex="54pt"/>
    </style:style>
    <style:style style:name="T3" style:family="text"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8" style:family="text">
      <style:text-properties style:font-name="Droid Sans" fo:font-size="40pt" style:font-size-asian="40pt" style:font-size-complex="40pt"/>
    </style:style>
    <style:style style:name="T9" style:family="text">
      <style:text-properties fo:color="#ff3333" style:font-name="Droid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4.356cm" svg:height="8.227cm" svg:x="3.343cm" svg:y="3.531cm">
          <draw:text-box>
            <text:p text:style-name="P1"><text:span text:style-name="T1">Mining the performance history of the </text:span></text:p>
            <text:p text:style-name="P1"><text:span text:style-name="T1">New York Philharmonic, 1842-2015 </text:span></text:p>
          </draw:text-box>
        </draw:frame>
        <draw:frame draw:style-name="gr2" draw:text-style-name="P1" draw:layer="layout" svg:width="45.425cm" svg:height="3.054cm" svg:x="3.343cm" svg:y="10.607cm">
          <draw:text-box>
            <text:p text:style-name="P1"><text:span text:style-name="T2">Programming trends and performer networks</text:span></text:p>
          </draw:text-box>
        </draw:frame>
        <draw:line draw:style-name="gr3" draw:text-style-name="P2" draw:layer="layout" svg:x1="2.54cm" svg:y1="3.531cm" svg:x2="2.54cm" svg:y2="80.289cm">
          <text:p/>
        </draw:line>
        <draw:line draw:style-name="gr3" draw:text-style-name="P2" draw:layer="layout" svg:x1="1.27cm" svg:y1="13.437cm" svg:x2="53.848cm" svg:y2="13.437cm">
          <text:p/>
        </draw:line>
        <draw:frame draw:style-name="standard" draw:layer="layout" svg:width="21.948cm" svg:height="16.998cm" svg:x="5.233cm" svg:y="61.31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Decade</text:p>
              </table:table-cell>
              <table:table-cell table:style-name="ce2">
                <text:p text:style-name="P4">Top composer </text:p>
                <text:p text:style-name="P4">(raw)</text:p>
              </table:table-cell>
              <table:table-cell>
                <text:p text:style-name="P3">Top composer</text:p>
                <text:p text:style-name="P3">(tf-idf transformed)</text:p>
              </table:table-cell>
            </table:table-row>
            <table:table-row table:style-name="ro2" table:default-cell-style-name="ce4">
              <table:table-cell table:style-name="ce3">
                <text:p text:style-name="P5">1920</text:p>
              </table:table-cell>
              <table:table-cell>
                <text:p text:style-name="P6">Wagner</text:p>
              </table:table-cell>
              <table:table-cell>
                <text:p text:style-name="P6">Hadley, Henry Kimball</text:p>
              </table:table-cell>
            </table:table-row>
            <table:table-row table:style-name="ro2" table:default-cell-style-name="ce4">
              <table:table-cell table:style-name="ce3">
                <text:p text:style-name="P5">1930</text:p>
              </table:table-cell>
              <table:table-cell>
                <text:p text:style-name="P6">Wagner</text:p>
              </table:table-cell>
              <table:table-cell>
                <text:p text:style-name="P6">Debussy, Claude</text:p>
              </table:table-cell>
            </table:table-row>
            <table:table-row table:style-name="ro2" table:default-cell-style-name="ce4">
              <table:table-cell table:style-name="ce3">
                <text:p text:style-name="P5">1940</text:p>
              </table:table-cell>
              <table:table-cell>
                <text:p text:style-name="P6">Beethoven</text:p>
              </table:table-cell>
              <table:table-cell>
                <text:p text:style-name="P6">Tchaikovsky, Pyotr Ilyich</text:p>
              </table:table-cell>
            </table:table-row>
            <table:table-row table:style-name="ro2" table:default-cell-style-name="ce4">
              <table:table-cell table:style-name="ce3">
                <text:p text:style-name="P5">1950</text:p>
              </table:table-cell>
              <table:table-cell>
                <text:p text:style-name="P6">Beethoven</text:p>
              </table:table-cell>
              <table:table-cell>
                <text:p text:style-name="P6">Rodgers, Richard</text:p>
              </table:table-cell>
            </table:table-row>
            <table:table-row table:style-name="ro2" table:default-cell-style-name="ce4">
              <table:table-cell table:style-name="ce3">
                <text:p text:style-name="P5">1960</text:p>
              </table:table-cell>
              <table:table-cell>
                <text:p text:style-name="P6">Tchaikovsky</text:p>
              </table:table-cell>
              <table:table-cell>
                <text:p text:style-name="P6">Bernstein, Leonard</text:p>
              </table:table-cell>
            </table:table-row>
            <table:table-row table:style-name="ro2" table:default-cell-style-name="ce4">
              <table:table-cell table:style-name="ce3">
                <text:p text:style-name="P5">1970</text:p>
              </table:table-cell>
              <table:table-cell>
                <text:p text:style-name="P6">Mozart</text:p>
              </table:table-cell>
              <table:table-cell>
                <text:p text:style-name="P6">Stravinsky, Igor</text:p>
              </table:table-cell>
            </table:table-row>
            <table:table-row table:style-name="ro2" table:default-cell-style-name="ce4">
              <table:table-cell table:style-name="ce3">
                <text:p text:style-name="P5">1980</text:p>
              </table:table-cell>
              <table:table-cell>
                <text:p text:style-name="P6">Beethoven</text:p>
              </table:table-cell>
              <table:table-cell>
                <text:p text:style-name="P6">Prokofiev, Sergei</text:p>
              </table:table-cell>
            </table:table-row>
            <table:table-row table:style-name="ro2" table:default-cell-style-name="ce4">
              <table:table-cell table:style-name="ce3">
                <text:p text:style-name="P5">1990</text:p>
              </table:table-cell>
              <table:table-cell>
                <text:p text:style-name="P6">Beethoven</text:p>
              </table:table-cell>
              <table:table-cell>
                <text:p text:style-name="P6">Copland, Aaron</text:p>
              </table:table-cell>
            </table:table-row>
            <table:table-row table:style-name="ro2" table:default-cell-style-name="ce4">
              <table:table-cell table:style-name="ce3">
                <text:p text:style-name="P5">2000</text:p>
              </table:table-cell>
              <table:table-cell>
                <text:p text:style-name="P6">Beethoven</text:p>
              </table:table-cell>
              <table:table-cell>
                <text:p text:style-name="P6">Bernstein, Leonard</text:p>
              </table:table-cell>
            </table:table-row>
            <table:table-row table:style-name="ro3" table:default-cell-style-name="ce4">
              <table:table-cell table:style-name="ce3">
                <text:p text:style-name="P5">2010</text:p>
              </table:table-cell>
              <table:table-cell>
                <text:p text:style-name="P6">Tchaikovsky</text:p>
              </table:table-cell>
              <table:table-cell>
                <text:p text:style-name="P6">Bernstein, Leonar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7" draw:layer="layout" svg:width="27.432cm" svg:height="2.794cm" svg:x="3.81cm" svg:y="32.487cm">
          <text:p text:style-name="P7"><text:span text:style-name="T3"><text:s/></text:span><text:span text:style-name="T3">Concert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7.686cm" svg:height="27.42cm" svg:x="3.81cm" svg:y="36.297cm">
          <draw:text-box>
            <text:list text:style-name="L1">
              <text:list-item>
                <text:p text:style-name="P8"><text:span text:style-name="T4">Every concert consists in a selection of works by some composers</text:span></text:p>
              </text:list-item>
              <text:list-item>
                <text:p text:style-name="P8"><text:span text:style-name="T5">Who are the most ‘characteristic’ composers in a generation?</text:span></text:p>
              </text:list-item>
              <text:list-item>
                <text:p text:style-name="P8"><text:span text:style-name="T4">Represent the performances in a decade as ‘bag-of-composers’ (composer/peformance-count pairs)</text:span></text:p>
              </text:list-item>
              <text:list-item>
                <text:p text:style-name="P8"><text:span text:style-name="T4">Apply </text:span><text:span text:style-name="T5">tf-idf </text:span><text:span text:style-name="T6">(term-frequency/interdocument-frequency) transformation</text:span></text:p>
              </text:list-item>
              <text:list-item>
                <text:p text:style-name="P8"><text:span text:style-name="T6">Rank each decade’s composers by both raw and transformed performance counts</text:span></text:p>
              </text:list-item>
              <text:list-item>
                <text:p text:style-name="P8"><text:span text:style-name="T6">Raw counts reflect canon: concert “warhorses”</text:span></text:p>
              </text:list-item>
              <text:list-item>
                <text:p text:style-name="P8"><text:span text:style-name="T6">Transformed rankings reflect characteristic composers e.g. emergence of musical theatre in 50s/60s under conductor Bernstein</text:span></text:p>
              </text:list-item>
              <text:list-item>
                <text:p text:style-name="P8"><text:span text:style-name="T6">Same can be done for pieces.</text:span><text:span text:style-name="T5"> </text:span></text:p>
              </text:list-item>
              <text:list-item>
                <text:p text:style-name="P8"><text:span text:style-name="T5">Applications to: </text:span><text:span text:style-name="T6">cultural history;</text:span><text:span text:style-name="T6"> playlist generation</text:span></text:p>
              </text:list-item>
            </text:list>
          </draw:text-box>
        </draw:frame>
        <draw:custom-shape draw:style-name="gr4" draw:text-style-name="P9" draw:layer="layout" svg:width="26.162cm" svg:height="2.794cm" svg:x="73.66cm" svg:y="69.082cm">
          <text:p text:style-name="P9"><text:span text:style-name="T3">Referenc</text:span><text:span text:style-name="T7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5.908cm" svg:height="5.061cm" svg:x="73.66cm" svg:y="72.892cm">
          <draw:text-box>
            <text:list text:style-name="L1">
              <text:list-header>
                <text:p text:style-name="P8"><text:span text:style-name="T4">Dataset</text:span></text:p>
                <text:p text:style-name="P8"><text:span text:style-name="T4">DTWclust paper</text:span></text:p>
              </text:list-header>
              <text:list-item>
                <text:p text:style-name="P8"><text:span text:style-name="T4">Gensim paper</text:span></text:p>
              </text:list-item>
            </text:list>
          </draw:text-box>
        </draw:frame>
        <draw:custom-shape draw:style-name="gr4" draw:text-style-name="P7" draw:layer="layout" svg:width="40.132cm" svg:height="2.689cm" svg:x="31.75cm" svg:y="52.605cm">
          <text:p text:style-name="P7"><text:span text:style-name="T3"><text:s/></text:span><text:span text:style-name="T3">Social networks of perfor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7.818cm" svg:height="2.794cm" svg:x="31.496cm" svg:y="15.507cm">
          <text:p text:style-name="P7"><text:span text:style-name="T3"><text:s/></text:span><text:span text:style-name="T3">Performance time-series 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0.066cm" svg:height="11.7cm" svg:x="80.01cm" svg:y="2.412cm">
          <draw:text-box>
            <text:p text:style-name="P1"><text:span text:style-name="T2">Eamonn Bell</text:span></text:p>
            <text:p text:style-name="P1"><text:span text:style-name="T8"><text:line-break/></text:span><text:span text:style-name="T8">Department of Music</text:span></text:p>
            <text:p text:style-name="P1"><text:span text:style-name="T8">Columbia University</text:span></text:p>
            <text:p text:style-name="P1"><text:span text:style-name="T9"><text:a xlink:href="http://www.columbia.edu/~epb2125" xlink:type="simple">www.columbia.edu/~epb2125</text:a></text:span><text:span text:style-name="T9"> </text:span></text:p>
            <text:p text:style-name="P1"><text:span text:style-name="T8">&lt;epb2125@columbia.edu&gt;</text:span></text:p>
          </draw:text-box>
        </draw:frame>
        <draw:custom-shape draw:style-name="gr4" draw:text-style-name="P7" draw:layer="layout" svg:width="27.432cm" svg:height="2.794cm" svg:x="3.556cm" svg:y="15.453cm">
          <text:p text:style-name="P7"><text:span text:style-name="T3"><text:s/></text:span><text:span text:style-name="T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2.644cm" svg:y1="19.787cm" svg:x2="72.644cm" svg:y2="67.793cm">
          <text:p/>
        </draw:line>
        <draw:frame draw:style-name="gr6" draw:text-style-name="P10" draw:layer="layout" svg:width="41.148cm" svg:height="1.898cm" svg:x="32.258cm" svg:y="19.025cm">
          <draw:text-box>
            <text:p text:style-name="P10"><text:span text:style-name="T8">Number of works performed over time, grouped by composer</text:span></text:p>
          </draw:text-box>
        </draw:frame>
        <draw:frame draw:style-name="gr6" draw:text-style-name="P10" draw:layer="layout" svg:width="14.986cm" svg:height="1.898cm" svg:x="73.914cm" svg:y="18.973cm">
          <draw:text-box>
            <text:p text:style-name="P10"><text:span text:style-name="T8">Grouped by wor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Gentium" svg:font-family="Gentium" style:font-adornments="Italic" style:font-pitch="variable"/>
    <style:font-face style:name="URW Palladio L" svg:font-family="'URW Palladio L'" style:font-adornments="Italic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8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8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1cm" fo:text-indent="0cm"/>
      <style:text-properties fo:font-size="105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32cm" fo:text-indent="0cm"/>
      <style:text-properties fo:font-size="90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55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6.1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27cm" fo:margin-right="0.991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89.402cm" svg:height="13.239cm" svg:x="6.236cm" svg:y="4.151cm" presentation:class="title" presentation:placeholder="true">
        <draw:text-box/>
      </draw:frame>
      <draw:frame presentation:style-name="Default-outline1" draw:layer="backgroundobjects" svg:width="89.402cm" svg:height="45.989cm" svg:x="6.236cm" svg:y="19.546cm" presentation:class="outline" presentation:placeholder="true">
        <draw:text-box/>
      </draw:frame>
      <draw:frame presentation:style-name="Mpr1" draw:text-style-name="MP1" draw:layer="backgroundobjects" svg:width="23.142cm" svg:height="5.468cm" svg:x="6.236cm" svg:y="73.2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1.487cm" svg:height="5.468cm" svg:x="35.243cm" svg:y="73.2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3.142cm" svg:height="5.468cm" svg:x="72.496cm" svg:y="73.2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22:53.237233781</meta:creation-date>
    <dc:date>2016-04-03T23:24:48.304985445</dc:date>
    <meta:editing-duration>PT2H53M32S</meta:editing-duration>
    <meta:editing-cycles>6</meta:editing-cycles>
    <meta:generator>LibreOffice/4.2.8.2$Linux_X86_64 LibreOffice_project/420m0$Build-2</meta:generator>
    <meta:document-statistic meta:object-count="39"/>
  </office:meta>
</office:document-meta>
</file>